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style:font-name="Monaco"/>
    </style:style>
    <style:style style:name="P7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 style:master-page-name="Standard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page-number="auto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Table_20_Contents">
      <style:text-properties style:font-name="Monaco"/>
    </style:style>
    <style:style style:name="P17" style:family="paragraph" style:parent-style-name="Table_20_Contents">
      <style:text-properties fo:color="#c9211e" loext:opacity="100%" style:font-name="Monac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rea 1: Condicionales/selección en PL/SQL</text:p>
      <text:list text:style-name="L1">
        <text:list-item>
          <text:p text:style-name="P13">Crear un bloque PL/SQL anónimo donde declaremos una variable del tipo NUMBER, y se le asignen un valor. Mostrar si el número asignado es PAR o IMPAR. Debemos usar la instrucción <text:span text:style-name="T1">IF...ELSE</text:span> en el ejercicio.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SERVEROUTPUT ON;</text:p>
            <text:p text:style-name="P17"/>
            <text:p text:style-name="P17">DECLARE </text:p>
            <text:p text:style-name="P17">num NUMBER := 3;</text:p>
            <text:p text:style-name="P17">BEGIN </text:p>
            <text:p text:style-name="P17"><text:s text:c="4"/>IF MOD(num,2) = 1</text:p>
            <text:p text:style-name="P17"><text:s text:c="8"/>THEN DBMS_OUTPUT.PUT_LINE('Es impar');</text:p>
            <text:p text:style-name="P17"><text:s text:c="4"/>ELSE DBMS_OUTPUT.PUT_LINE('Es par');</text:p>
            <text:p text:style-name="P17"><text:s text:c="4"/>END IF;</text:p>
            <text:p text:style-name="P17"><text:s text:c="4"/></text:p>
            <text:p text:style-name="P17">END;</text:p>
            <text:p text:style-name="P6"/>
          </table:table-cell>
        </table:table-row>
      </table:table>
      <text:p text:style-name="P7"/>
      <text:p text:style-name="P9"/>
      <text:list text:continue-numbering="true" text:style-name="L1">
        <text:list-item>
          <text:p text:style-name="P13">En un bloque PL/SQL anónimo crear una variable CHAR(1) denominada v_Producto que lee por teclado una letra desde la 'A' a la 'E', tanto en mayúsculas como en minúsculas. Deberá visualizar el siguiente resultado según el tipo de producto: (Usar la instrucción <text:span text:style-name="T1">IF...</text:span>)</text:p>
          <text:p text:style-name="P14">A → Electrónica <text:s text:c="2"/>B → Informática <text:s text:c="3"/>C → Ropa <text:s text:c="3"/>D → Música <text:s text:c="3"/>E → Libros</text:p>
          <text:p text:style-name="P13">Cualquier otro valor deberá visualizar el mensaje : <text:span text:style-name="T2">El código es incorrecto</text:span></text:p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10"/>
      <text:list text:continue-numbering="true" text:style-name="L1">
        <text:list-item>
          <text:p text:style-name="P13">Crear un bloque PL/SQL anónimo que lea por teclado dos variables que corresponden al resultado de un partido de fútbol, es decir, los goles del equipo que juega en casa y los del equipo que juega como visitante. Tras la lectura debe mostrar por pantalla el resultado y el signo de la quiniela. </text:p>
          <text:p text:style-name="P13">La salida del programa será la siguiente: (Usar la instrucción <text:span text:style-name="T1">CASE</text:span>)<text:line-break/></text:p>
          <text:p text:style-name="P13">RESULTADOS DE LA QUINIELA</text:p>
          <text:p text:style-name="P13">****************************************************</text:p>
          <text:p text:style-name="P13">Goles en casa : 3 <text:s text:c="5"/>Goles de fuera : 2 <text:s text:c="5"/>Signo de la Quiniela: 1</text:p>
        </text:list-item>
      </text:list>
      <text:p text:style-name="P8"/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11"/>
      <text:list text:continue-numbering="true" text:style-name="L1">
        <text:list-item>
          <text:p text:style-name="P13">Diseñar un bloque PL/SQL anónimo que obtenga el nombre del usuario de la sesión actual y usando la instrucción <text:span text:style-name="T1">CASE</text:span> muestre un mensaje del estilo siguiente: <text:s/>Pista buscar en las funciones.</text:p>
        </text:list-item>
      </text:list>
      <text:list text:style-name="L2">
        <text:list-item>
          <text:list>
            <text:list-item>
              <text:p text:style-name="P15">Si el usuario es SYS muestre <text:span text:style-name="T1">Eres SuperAdministrador</text:span></text:p>
            </text:list-item>
            <text:list-item>
              <text:p text:style-name="P15">Si el usuario es SYSTEM muestre <text:span text:style-name="T1">Eres un Administrador normal</text:span></text:p>
            </text:list-item>
            <text:list-item>
              <text:p text:style-name="P15">Si el usuario es HR muestre <text:span text:style-name="T1">Eres de Recursos Humanos</text:span></text:p>
            </text:list-item>
            <text:list-item>
              <text:p text:style-name="P15">Cualquier otro usuario muestre <text:span text:style-name="T1">Usuario no autorizado</text:span></text:p>
            </text:list-item>
          </text:list>
        </text:list-item>
      </text:list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3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8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1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2">
              <text:p text:style-name="MP4">2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Oracle PL/SQL – Condicionales/Selección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5-15T08:43:27.454000000</dc:date>
    <meta:editing-cycles>392</meta:editing-cycles>
    <meta:editing-duration>P1DT22H54M44S</meta:editing-duration>
    <meta:generator>LibreOffice/7.6.2.1$Windows_X86_64 LibreOffice_project/56f7684011345957bbf33a7ee678afaf4d2ba333</meta:generator>
    <meta:document-statistic meta:table-count="5" meta:image-count="2" meta:object-count="0" meta:page-count="2" meta:paragraph-count="31" meta:word-count="301" meta:character-count="1831" meta:non-whitespace-character-count="1516"/>
    <meta:user-defined meta:name="Información 1"/>
    <meta:user-defined meta:name="Información 2"/>
    <meta:user-defined meta:name="Información 3"/>
    <meta:user-defined meta:name="Información 4"/>
  </office:meta>
</office:document-meta>
</file>